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FreeSans" fo:font-size="14pt" officeooo:rsid="000ab894" officeooo:paragraph-rsid="000ab894" style:font-size-asian="12.25pt" style:font-size-complex="14pt"/>
    </style:style>
    <style:style style:name="P2" style:family="paragraph" style:parent-style-name="Heading_20_2">
      <style:text-properties officeooo:paragraph-rsid="000ab894"/>
    </style:style>
    <style:style style:name="P3" style:family="paragraph" style:parent-style-name="Heading_20_3">
      <style:text-properties style:font-name="FreeSans" fo:font-size="12pt" fo:font-weight="bold" officeooo:rsid="000c0f8e" officeooo:paragraph-rsid="0065a0ae" style:font-name-asian="Noto Sans CJK SC Regular" style:font-size-asian="10.5pt" style:font-weight-asian="bold" style:font-name-complex="Lohit Devanagari" style:font-size-complex="12pt" style:font-weight-complex="bold"/>
    </style:style>
    <style:style style:name="P4" style:family="paragraph" style:parent-style-name="Heading_20_3">
      <style:text-properties style:font-name="FreeSans"/>
    </style:style>
    <style:style style:name="P5" style:family="paragraph" style:parent-style-name="Heading_20_3">
      <style:text-properties style:font-name="FreeSans" fo:font-size="12pt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use-window-font-color="true" officeooo:paragraph-rsid="0065a0ae"/>
    </style:style>
    <style:style style:name="P7" style:family="paragraph" style:parent-style-name="Text_20_body">
      <style:paragraph-properties fo:text-align="start" style:justify-single-word="false"/>
      <style:text-properties style:use-window-font-color="true" officeooo:rsid="00669ac8" officeooo:paragraph-rsid="00669ac8"/>
    </style:style>
    <style:style style:name="P8" style:family="paragraph" style:parent-style-name="Text_20_body">
      <style:text-properties officeooo:rsid="00669ac8" officeooo:paragraph-rsid="00669ac8"/>
    </style:style>
    <style:style style:name="T1" style:family="text">
      <style:text-properties style:font-name="FreeSans" fo:font-size="14pt" officeooo:rsid="000ab894" style:font-size-asian="12.25pt" style:font-size-complex="14pt"/>
    </style:style>
    <style:style style:name="T2" style:family="text">
      <style:text-properties style:font-name="FreeSans" fo:font-size="14pt" fo:font-weight="bold" officeooo:rsid="000ab894" style:font-name-asian="Noto Sans CJK SC Regular" style:font-size-asian="12.25pt" style:font-weight-asian="bold" style:font-name-complex="Lohit Devanagari" style:font-size-complex="14pt" style:font-weight-complex="bold"/>
    </style:style>
    <style:style style:name="T3" style:family="text">
      <style:text-properties style:font-name="FreeSans" fo:font-size="14pt" fo:font-weight="bold" officeooo:rsid="00651215" style:font-name-asian="Noto Sans CJK SC Regular" style:font-size-asian="12.25pt" style:font-weight-asian="bold" style:font-name-complex="Lohit Devanagari" style:font-size-complex="14pt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fd26b" style:font-size-asian="10.5pt" style:font-size-complex="12pt"/>
    </style:style>
    <style:style style:name="T6" style:family="text">
      <style:text-properties style:font-name="FreeSerif" fo:font-size="12pt" style:font-size-asian="10.5pt" style:font-size-complex="12pt"/>
    </style:style>
    <style:style style:name="T7" style:family="text">
      <style:text-properties style:font-name="FreeSerif" fo:font-size="12pt" officeooo:rsid="001fd26b" style:font-size-asian="10.5pt" style:font-size-complex="12pt"/>
    </style:style>
    <style:style style:name="T8" style:family="text">
      <style:text-properties officeooo:rsid="0065a0ae"/>
    </style:style>
    <style:style style:name="T9" style:family="text">
      <style:text-properties style:font-name="FreeSans" fo:font-size="12pt" style:font-size-asian="10.5pt" style:font-size-complex="12pt"/>
    </style:style>
    <style:style style:name="T10" style:family="text">
      <style:text-properties style:font-name="FreeSans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1">Android </text:span><text:span text:style-name="T2">c</text:span><text:span text:style-name="T3">onstruction</text:span></text:h>
      <text:p text:style-name="P1"/>
      <text:h text:style-name="P3" text:outline-level="3">S<text:span text:style-name="T8">pecification</text:span></text:h>
      <text:p text:style-name="P6"><text:span text:style-name="T7">Konstruktionsavsnitt ingår ofta i tekniska rapporter, men inte alltid i vetenskap-liga rapporter. Här genomför du din analys av problemställningen och formulerar en teknisk kravspecifikation. Här beskriver du de viktigaste principerna i de lösningsalternativ som du föreslår, utformar och senare i rapporten kommer att utvärdera. Beskrivningen placeras ibland före, men oftast efter metod- /modellkapitlet. </text:span></text:p>
      <text:p text:style-name="P6"><text:span text:style-name="T7"/></text:p>
      <text:h text:style-name="Heading_20_3" text:outline-level="3"><text:span text:style-name="T5">U</text:span><text:span text:style-name="T4">ser-interface</text:span></text:h>
      <text:p text:style-name="P7"><text:span text:style-name="T7">P</text:span><text:span text:style-name="T6">ictures showing how to navigate</text:span></text:p>
      <text:h text:style-name="P4" text:outline-level="3"><text:span text:style-name="T5">S</text:span><text:span text:style-name="T4">oftware documentation</text:span></text:h>
      <text:p text:style-name="P8"><text:span text:style-name="T9">How to use the software, can be combined with user-interface?</text:span></text:p>
      <text:h text:style-name="P5" text:outline-level="3">Prototype</text:h>
      <text:p text:style-name="P8"><text:span text:style-name="T9">The prototype we had that showed the GUI but no functionality.</text:span></text:p>
      <text:h text:style-name="P5" text:outline-level="3">Implementation</text:h>
      <text:p text:style-name="P8"><text:span text:style-name="T10">Final implementation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FreeSans" fo:font-family="FreeSans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5299in" fo:margin-left="1.4598in" fo:margin-right="1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08:10:21.274781778</meta:creation-date>
    <dc:date>2020-03-16T08:09:00.688959755</dc:date>
    <meta:editing-duration>P1DT24M5S</meta:editing-duration>
    <meta:editing-cycles>21</meta:editing-cycles>
    <meta:generator>LibreOffice/6.3.5.2$Linux_X86_64 LibreOffice_project/30$Build-2</meta:generator>
    <meta:document-statistic meta:table-count="0" meta:image-count="0" meta:object-count="0" meta:page-count="1" meta:paragraph-count="11" meta:word-count="89" meta:character-count="675" meta:non-whitespace-character-count="596"/>
  </office:meta>
</office:document-meta>
</file>